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4-05">
            <text:p>05.04.12</text:p>
          </table:table-cell>
          <table:table-cell office:value-type="string">
            <text:p>LFO toimii täydellisest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4-05">
            <text:p>05.04.12</text:p>
          </table:table-cell>
          <table:table-cell office:value-type="string">
            <text:p>LFO toimii melkein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6:.C34])" office:value-type="float" office:value="70">
            <text:p>70</text:p>
          </table:table-cell>
          <table:table-cell table:formula="of:=SUM([.D6:.D34])" office:value-type="float" office:value="3451">
            <text:p>3451</text:p>
          </table:table-cell>
          <table:table-cell table:formula="of:=SUM([.E6:.E34])" office:value-type="float" office:value="29">
            <text:p>29</text:p>
          </table:table-cell>
          <table:table-cell table:formula="of:=SUM([.F6:.F34])" office:value-type="float" office:value="25">
            <text:p>25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5]/[.C35]" office:value-type="float" office:value="49.3">
            <text:p>4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35]/[.E35]" office:value-type="float" office:value="2.41379310344828">
            <text:p>2,4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35]/[.E35]" office:value-type="float" office:value="119">
            <text:p>119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3. Yrittää mikro-optimoida C-kielen pointtereilla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.04.2012</text:date>, <text:time>13:36:5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6T13:36:59</dc:date>
    <dc:creator>AT </dc:creator>
    <meta:editing-duration>PT05H35M43S</meta:editing-duration>
    <meta:editing-cycles>52</meta:editing-cycles>
    <meta:generator>OpenOffice.org/3.2$Linux OpenOffice.org_project/320m12$Build-9483</meta:generator>
    <meta:document-statistic meta:table-count="3" meta:cell-count="210" meta:object-count="0"/>
  </office:meta>
</office:document-meta>
</file>